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LocaleConverter.parse( Object value ,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ortLocaleConverter.Short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LocaleConverter.Short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